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0.978958333333333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7462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190625cm" style:use-optimal-column-width="true"/>
    </style:style>
    <style:style style:name="co11" style:family="table-column">
      <style:table-column-properties fo:break-before="auto" style:column-width="1.37583333333333cm" style:use-optimal-column-width="true"/>
    </style:style>
    <style:style style:name="co12" style:family="table-column">
      <style:table-column-properties fo:break-before="auto" style:column-width="0.555625cm" style:use-optimal-column-width="true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16416666666667cm" style:use-optimal-column-width="true"/>
    </style:style>
    <style:style style:name="co15" style:family="table-column">
      <style:table-column-properties fo:break-before="auto" style:column-width="2.32833333333333cm" style:use-optimal-column-width="true"/>
    </style:style>
    <style:style style:name="co16" style:family="table-column">
      <style:table-column-properties fo:break-before="auto" style:column-width="1.77270833333333cm"/>
    </style:style>
    <style:style style:name="co17" style:family="table-column">
      <style:table-column-properties fo:break-before="auto" style:column-width="1.77270833333333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2.301875cm" style:use-optimal-column-width="true"/>
    </style:style>
    <style:style style:name="co20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1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2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2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3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O0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O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12" table:default-cell-style-name="ce2"/>
        <table:table-column table:style-name="co15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6" table:number-columns-repeated="16384" table:default-cell-style-name="ce6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4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49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17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132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896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277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63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8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67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155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57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666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36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37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86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82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33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441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77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5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109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84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778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496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933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473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26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858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6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005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81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278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7966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363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931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65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766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63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51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6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2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63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292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759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8972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53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428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38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669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75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34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055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625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76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2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096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4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902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707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505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39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596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46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3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554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936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111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84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886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077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46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56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67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221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77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719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53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37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34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44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119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666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65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669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35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457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6" table:default-cell-style-name="ce6"/>
        <table:table-column table:style-name="co17" table:default-cell-style-name="ce6"/>
        <table:table-column table:style-name="co16" table:number-columns-repeated="3" table:default-cell-style-name="ce6"/>
        <table:table-column table:style-name="co18" table:number-columns-repeated="3" table:default-cell-style-name="ce6"/>
        <table:table-column table:style-name="co19" table:default-cell-style-name="ce6"/>
        <table:table-column table:style-name="co18" table:number-columns-repeated="2" table:default-cell-style-name="ce6"/>
        <table:table-column table:style-name="co19" table:number-columns-repeated="3" table:default-cell-style-name="ce6"/>
        <table:table-column table:style-name="co18" table:number-columns-repeated="2" table:default-cell-style-name="ce6"/>
        <table:table-column table:style-name="co19" table:number-columns-repeated="2" table:default-cell-style-name="ce6"/>
        <table:table-column table:style-name="co20" table:default-cell-style-name="ce6"/>
        <table:table-column table:style-name="co19" table:default-cell-style-name="ce6"/>
        <table:table-column table:style-name="co16" table:number-columns-repeated="16364" table:default-cell-style-name="ce6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4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49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17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132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896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277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63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8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67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155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57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666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36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37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86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82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33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441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77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5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109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84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778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496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933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473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26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858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6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005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81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278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7966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363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931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65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766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63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51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6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2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63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292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759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8972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53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428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38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669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75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34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055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625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76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2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096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4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902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707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505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39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596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46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3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554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936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111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84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886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077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46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56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67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221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77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719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53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37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34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44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119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666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65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669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35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457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Paula</meta:initial-creator>
    <dc:creator>Alessandro Gregori</dc:creator>
    <meta:creation-date>2015-06-05T18:19:34Z</meta:creation-date>
    <dc:date>2024-09-01T14:26:08Z</dc:date>
  </office:meta>
</office:document-meta>
</file>